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a20c" officeooo:paragraph-rsid="0010a20c"/>
    </style:style>
    <style:style style:name="P2" style:family="paragraph" style:parent-style-name="Standard">
      <style:paragraph-properties fo:text-align="center" style:justify-single-word="false"/>
      <style:text-properties style:font-name="Bitstream Charter" fo:font-size="20pt" officeooo:rsid="0010a20c" officeooo:paragraph-rsid="0010a20c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Bitstream Charter" fo:font-size="16pt" officeooo:rsid="0010a20c" officeooo:paragraph-rsid="0010a20c" style:font-size-asian="16pt" style:font-size-complex="16pt"/>
    </style:style>
    <style:style style:name="P4" style:family="paragraph" style:parent-style-name="Standard">
      <style:text-properties fo:font-size="14pt" officeooo:rsid="00129e76" officeooo:paragraph-rsid="001a9e67" style:font-size-asian="14pt" style:font-size-complex="14pt"/>
    </style:style>
    <style:style style:name="P5" style:family="paragraph" style:parent-style-name="Standard">
      <style:text-properties fo:font-size="14pt" officeooo:rsid="001a9e67" officeooo:paragraph-rsid="001a9e67" style:font-size-asian="14pt" style:font-size-complex="14pt"/>
    </style:style>
    <style:style style:name="P6" style:family="paragraph" style:parent-style-name="Standard" style:list-style-name="L2">
      <style:text-properties fo:font-size="14pt" officeooo:rsid="001b915a" officeooo:paragraph-rsid="001b915a" style:font-size-asian="14pt" style:font-size-complex="14pt"/>
    </style:style>
    <style:style style:name="P7" style:family="paragraph" style:parent-style-name="Standard" style:list-style-name="L1">
      <style:text-properties fo:font-size="14pt" officeooo:rsid="0020f460" officeooo:paragraph-rsid="0020f460" style:font-size-asian="14pt" style:font-size-complex="14pt"/>
    </style:style>
    <style:style style:name="P8" style:family="paragraph" style:parent-style-name="Standard" style:list-style-name="L2">
      <style:text-properties fo:font-size="14pt" officeooo:rsid="0020f460" officeooo:paragraph-rsid="0020f460" style:font-size-asian="14pt" style:font-size-complex="14pt"/>
    </style:style>
    <style:style style:name="P9" style:family="paragraph" style:parent-style-name="Standard">
      <style:text-properties fo:font-size="14pt" officeooo:rsid="0020f460" officeooo:paragraph-rsid="0020f460" style:font-size-asian="14pt" style:font-size-complex="14pt"/>
    </style:style>
    <style:style style:name="T1" style:family="text">
      <style:text-properties officeooo:rsid="001a9e67"/>
    </style:style>
    <style:style style:name="T2" style:family="text">
      <style:text-properties officeooo:rsid="001d5be4"/>
    </style:style>
    <style:style style:name="T3" style:family="text">
      <style:text-properties officeooo:rsid="0020f4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genda</text:p>
      <text:p text:style-name="P3">by TEAM META</text:p>
      <text:p text:style-name="P3"><text:span text:style-name="T3">14.06</text:span>.2016</text:p>
      <text:p text:style-name="P1"/>
      <text:p text:style-name="P1"/>
      <text:p text:style-name="P1"/>
      <text:p text:style-name="P4">1. <text:span text:style-name="T1">Website</text:span></text:p>
      <text:list xml:id="list3397750457449424107" text:style-name="L1">
        <text:list-item>
          <text:p text:style-name="P7">final touches</text:p>
        </text:list-item>
      </text:list>
      <text:p text:style-name="P5"><text:span text:style-name="T2">2</text:span>. Applications</text:p>
      <text:list xml:id="list2500825106494395219" text:style-name="L2">
        <text:list-item>
          <text:p text:style-name="P8">UI theme</text:p>
        </text:list-item>
        <text:list-item>
          <text:p text:style-name="P8">refactoring</text:p>
        </text:list-item>
        <text:list-item>
          <text:p text:style-name="P8">seeking and fixing bugs</text:p>
        </text:list-item>
      </text:list>
      <text:p text:style-name="P9">3. Document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9:54:00.830740297</meta:creation-date>
    <dc:date>2016-06-13T21:02:58.903736548</dc:date>
    <meta:editing-duration>PT2H15M8S</meta:editing-duration>
    <meta:editing-cycles>10</meta:editing-cycles>
    <meta:generator>LibreOffice/5.0.3.2$Linux_X86_64 LibreOffice_project/00m0$Build-2</meta:generator>
    <meta:document-statistic meta:table-count="0" meta:image-count="0" meta:object-count="0" meta:page-count="1" meta:paragraph-count="10" meta:word-count="24" meta:character-count="128" meta:non-whitespace-character-count="118"/>
  </office:meta>
</office:document-meta>
</file>